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Text_20_body">
      <style:paragraph-properties fo:text-align="center" style:justify-single-word="false"/>
      <style:text-properties fo:font-size="18pt" style:font-size-asian="18pt" style:font-size-complex="18pt"/>
    </style:style>
    <style:style style:name="P5" style:family="paragraph" style:parent-style-name="Heading_20_3">
      <style:paragraph-properties fo:text-align="center" style:justify-single-word="false"/>
      <style:text-properties fo:font-size="18pt" style:font-size-asian="18pt" style:font-size-complex="18pt"/>
    </style:style>
    <style:style style:name="P6" style:family="paragraph" style:parent-style-name="Text_20_body" style:list-style-name="L1"/>
    <style:style style:name="P7" style:family="paragraph" style:parent-style-name="Text_20_body" style:list-style-name="L1">
      <style:paragraph-properties fo:margin-top="0cm" fo:margin-bottom="0cm"/>
    </style:style>
    <style:style style:name="T1" style:family="text">
      <style:text-properties fo:font-weight="bold" style:font-weight-asian="bold" style:font-weight-complex="bold"/>
    </style:style>
    <style:style style:name="T2" style:family="text">
      <style:text-properties fo:font-size="12pt" style:text-underline-style="none" fo:font-weight="normal" style:font-size-asian="10.5pt" style:font-weight-asian="normal" style:font-size-complex="12pt" style:font-weight-complex="normal"/>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fo:color="#eb613d"/>
    </style:style>
    <style:style style:name="T6" style:family="text">
      <style:text-properties fo:color="#0000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text:bookmark text:name="section-102.1"/>102.1 Design hard disk layout</text:h>
      <text:p text:style-name="P4"/>
      <text:p text:style-name="Standard"><text:span text:style-name="T1">Design a disk partitioning scheme for a Linux system. Tasks include allocating filesystems and swap space to separate partitions or disks, tailoring the design to the intended use of the system, and ensuring that the boot partition is acceptable for the hardware architecture.</text:span><text:line-break/></text:p>
      <text:p text:style-name="Standard"><text:span text:style-name="T4">Partitions<text:line-break/></text:span><text:span text:style-name="T2">Parts of a disk</text:span><text:line-break/>The first question to ask is : why partitioning ? Here are some advantages of doing so :<text:line-break/><text:tab/>_ Multi OS Support : linux + windows + backup system for example</text:p>
      <text:p text:style-name="Standard"><text:tab/>_ Usage of multiple filesystems : use of better for backup and another one for access speed<text:line-break/><text:tab/>_ Disk Space Management : not run out of disk space (avoid to mix users data and sys files)<text:line-break/><text:tab/>_ Disk error protection : a fs on a partition will be affected but not the other partitions<text:line-break/><text:tab/>_ Security : important Linux files → read only mount option<text:line-break/><text:tab/>_ Backup : some tools work best with whole partition<text:line-break/><text:line-break/>/etc, /bin, /sbin, /lib, and /dev should NEVER be placed on another partition<text:line-break/></text:p>
      <text:p text:style-name="Standard"><text:span text:style-name="T1">MBR</text:span><text:line-break/>three types of partition : primary, logical and extended, the partition table is located in the MBR</text:p>
      <text:p text:style-name="Standard">extended partition = container for one or more logical partition<text:line-break/>logical partitions : reside within an extended partition<text:line-break/>1 extended counts as 1 primary<text:line-break/>limited to 4 primary partitions or 3 primary and 1 extended<text:line-break/>primary partitions : numbered from 1 to 4<text:line-break/>logical : from 5 to more (cannot contain gaps : if partition 7 exists, then there MUST be 5 and 6 before).<text:line-break/><text:line-break/>Backup MBR partitions : sfdisk -d /dev/sda &gt; sda-backup.txt <text:line-break/>Restore MBR backup : sfdisk -f /dev/sda &lt; sda-backup .txt<text:line-break/><text:line-break/>MBR partition tables contain codes for each partition :<text:line-break/>0c = FAT<text:line-break/>05 = Extended old type<text:line-break/>07 = NTFS<text:line-break/>0f = newer extended type<text:line-break/>82 = Linux Swap<text:line-break/>83 = Linux FS<text:line-break/><text:line-break/>There is the EBR (Extended boot record) which is considered as the MBR for EACH logical partition within an extended one. It contains information about the beginning of the current partition and the the end of it.<text:line-break/></text:p>
      <text:p text:style-name="Standard"/>
      <text:p text:style-name="Standard"><text:span text:style-name="T1">GUID Partition Table (GPT)</text:span><text:line-break/>successor of MBR for larger disks. Supports up to 128 partitions<text:line-break/>MBR supports several partitions (each up to 2tebibytes ~= 2 terabytes) so<text:line-break/>GPT is better to use for disks larger than 2TB.<text:line-break/>GPT contains table copies at the beginning and at the end of the disk, its better for recovery.<text:line-break/><text:soft-page-break/>No more primary/extended/logical distinction and can have gaps between partitions (3, 7 and 104<text:line-break/>is possible).</text:p>
      <text:p text:style-name="Standard"/>
      <text:p text:style-name="Standard">fdisk = manipulate the disk partition table</text:p>
      <text:p text:style-name="Standard">sudo fdisk /dev/sd*(*) and then option p to list partitions<text:line-break/>gdisk = fdisk for GPT (be careful, it tries to convert MBR to GPT)<text:line-break/><text:line-break/><text:span text:style-name="T1">LVM</text:span><text:line-break/>Logical Volume Manager : responsible for expanding or contracting large fs on several disks/partitions if needed</text:p>
      <text:p text:style-name="Standard"/>
      <text:p text:style-name="Standard">Physical Volume (PV)</text:p>
      <text:p text:style-name="Standard">Logical Volume (LV)</text:p>
      <text:p text:style-name="Standard">Volume Groups (VG)</text:p>
      <text:p text:style-name="Standard"/>
      <text:p text:style-name="Standard">PV = physical contained entirely in a VG (full disk or partition)</text:p>
      <text:p text:style-name="Standard">VG is then partition of LV as an analogous MBR or GPT partition<text:line-break/>The VG is finally partitioned into LVs for use by filesystems.<text:line-break/><text:line-break/>The device mapper provides foundation/basics for virtual devices such as LVM or RAID.<text:line-break/>lvm command to use tools for LVM<text:line-break/>pvscan = list physical volumes created for LVM (partitions created with lvcreate)</text:p>
      <text:p text:style-name="Standard"/>
      <text:p text:style-name="Standard"/>
      <text:p text:style-name="P1">/ (root) fs<text:line-break/><text:span text:style-name="T3">Where everything starts, all of the directories are stored in</text:span><text:line-break/><text:line-break/>/usr fs<text:line-break/><text:span text:style-name="T3">Holds most Linux programs and data files</text:span><text:line-break/><text:line-break/>/usr/local fs<text:line-break/><text:span text:style-name="T3">same as usr but those which are specifically for the current installation</text:span><text:line-break/><text:line-break/>/opt fs<text:line-break/><text:span text:style-name="T3">programs and data files for third party software, mostly commercial ones.</text:span></text:p>
      <text:p text:style-name="P1"/>
      <text:p text:style-name="P1">/boot fs<text:line-break/><text:span text:style-name="T2">Holds critical boot files. Better to put it on a separate partition to circumvent limitations of older<text:line-break/>bios and boot loaders.</text:span></text:p>
      <text:p text:style-name="P1"/>
      <text:p text:style-name="P1">/home fs<text:line-break/><text:span text:style-name="T2">This FS holds users data files. Isolating it on another partition preserves user data during a system upgrade.</text:span></text:p>
      <text:p text:style-name="P1"/>
      <text:p text:style-name="P1">mounts points<text:line-break/><text:span text:style-name="T3">Filesystem = files arranged in directories</text:span></text:p>
      <text:p text:style-name="P1"><text:span text:style-name="T3">Not like windows (A:, C:, D: etc …) &lt;&gt; / tree<text:line-break/>mount the device = mount the filesystem on the device<text:line-break/>Each partition is mounted at a mount point<text:line-break/>Mount points is where a FS is mounted<text:line-break/></text:span><text:soft-page-break/><text:span text:style-name="T3">Files already existing at a mount point will disappear if something else is mounted on top of it.<text:line-break/>Once this mount point is unmounted, the previous files appear again.</text:span></text:p>
      <text:p text:style-name="P1"/>
      <text:p text:style-name="P1">/var fs<text:line-break/><text:span text:style-name="T3">day to day files</text:span></text:p>
      <text:p text:style-name="P1"/>
      <text:p text:style-name="P1">swap space<text:line-break/><text:span text:style-name="T2">The swap space should be from 1 to 2 times the size of the RAM memory and is not mounted.<text:line-break/>Its main goal is to act as slower RAM for the system to be able to run more or larger programs.</text:span></text:p>
      <text:p text:style-name="Standard"><text:line-break/>Fdisk and parted tools access to the partition table.<text:line-break/>Fdisk :<text:line-break/>-v = version<text:line-break/><text:tab/>in fdisk :<text:line-break/><text:tab/>p = partition table display<text:line-break/><text:tab/>n = creates new partition<text:line-break/><text:tab/>l = displays partition types</text:p>
      <text:p text:style-name="Standard"><text:tab/>q = quit<text:line-break/>parted : inside<text:line-break/><text:tab/>p = partition table display<text:line-break/><text:tab/>q = quit<text:line-break/></text:p>
      <text:p text:style-name="P2">Objectives</text:p>
      <text:p text:style-name="Standard"/>
      <text:list xml:id="list1260945853" text:style-name="L1">
        <text:list-item>
          <text:p text:style-name="P7">Allocate filesystems and swap space to separate partitions or disks. </text:p>
        </text:list-item>
        <text:list-item>
          <text:p text:style-name="P7">Tailor the design to the intended use of the system. </text:p>
        </text:list-item>
        <text:list-item>
          <text:p text:style-name="P7">Ensure the /boot partition conforms to the hardware architecture requirements for booting. </text:p>
        </text:list-item>
        <text:list-item>
          <text:p text:style-name="P6">Knowledge of basic features of LVM </text:p>
        </text:list-item>
      </text:list>
      <text:p text:style-name="Standard"/>
      <text:p text:style-name="Standard"/>
      <text:p text:style-name="P2">Sources</text:p>
      <text:p text:style-name="P2"/>
      <text:p text:style-name="P2">Questions</text:p>
      <text:p text:style-name="P2"/>
      <text:p text:style-name="P3">1. What is the purpose of udev? </text:p>
      <text:p text:style-name="P3">A. To aid in the development of software </text:p>
      <text:p text:style-name="P3">B. To unload Linux device drivers </text:p>
      <text:p text:style-name="P3">C. To load Linux device drivers </text:p>
      <text:p text:style-name="P3">D. To store devices’ BIOS configurations in files </text:p>
      <text:p text:style-name="P3">E. <text:span text:style-name="T5">To manage the /dev directory tree </text:span></text:p>
      <text:p text:style-name="Standard"/>
      <text:p text:style-name="Standard">2. You’ve just installed Linux on a new computer with a single SATA hard disk. What device </text:p>
      <text:p text:style-name="Standard">identifier will refer to the disk? </text:p>
      <text:p text:style-name="Standard">A. <text:span text:style-name="T6">/dev/sda</text:span><text:span text:style-name="T5"> </text:span></text:p>
      <text:p text:style-name="Standard">B. /dev/mapper/disk1<text:line-break/>C. /dev/hda </text:p>
      <text:p text:style-name="Standard">D. C :</text:p>
      <text:p text:style-name="Standard">E. <text:span text:style-name="T5">/dev/sda or /dev/hda</text:span></text:p>
      <text:p text:style-name="Standard"/>
      <text:p text:style-name="Standard">3. You discover that an MBR hard disk has partitions with type codes of 0x0f, 0x82, and </text:p>
      <text:p text:style-name="Standard"><text:soft-page-break/>0x83. Assuming these type codes are accurate, what can you conclude about the disk? </text:p>
      <text:p text:style-name="Standard">A. <text:span text:style-name="T5">The disk holds a partial or complete Linux system</text:span>. </text:p>
      <text:p text:style-name="Standard">B. The disk holds DOS or Windows 9x/Me and Windows NT/200x/XP installations. </text:p>
      <text:p text:style-name="Standard">C. The disk holds a FreeBSD installation. </text:p>
      <text:p text:style-name="Standard">D. The disk is corrupt; those partition type codes are incompatible. </text:p>
      <text:p text:style-name="Standard">E. The disk holds a Mac OS X instal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7-20T22:34:10</meta:creation-date>
    <dc:date>2014-09-12T14:31:13</dc:date>
    <dc:creator>David </dc:creator>
    <meta:editing-duration>PT15H42M28S</meta:editing-duration>
    <meta:editing-cycles>121</meta:editing-cycles>
    <meta:generator>LibreOffice/3.5$Linux_X86_64 LibreOffice_project/350m1$Build-2</meta:generator>
    <meta:document-statistic meta:table-count="0" meta:image-count="0" meta:object-count="0" meta:page-count="4" meta:paragraph-count="49" meta:word-count="1004" meta:character-count="5639" meta:non-whitespace-character-count="4640"/>
  </office:meta>
</office:document-meta>
</file>